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.2cm" svg:x="3.071cm" svg:y="3.0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.2cm" svg:x="8.97cm" svg:y="2.9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.2cm" svg:x="2.993cm" svg:y="8.7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.2cm" svg:x="8.98cm" svg:y="8.7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.2cm" svg:x="3.6cm" svg:y="21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71cm" svg:y1="3.331cm" svg:x2="4.771cm" svg:y2="4.131cm">
          <text:p/>
        </draw:line>
        <draw:line draw:style-name="gr3" draw:text-style-name="P1" draw:layer="layout" svg:x1="4.771cm" svg:y1="5.331cm" svg:x2="4.771cm" svg:y2="4.031cm">
          <text:p/>
        </draw:line>
        <draw:line draw:style-name="gr3" draw:text-style-name="P1" draw:layer="layout" svg:x1="4.771cm" svg:y1="3.331cm" svg:x2="4.171cm" svg:y2="3.331cm">
          <text:p/>
        </draw:line>
        <draw:line draw:style-name="gr3" draw:text-style-name="P1" draw:layer="layout" svg:x1="4.171cm" svg:y1="3.331cm" svg:x2="4.171cm" svg:y2="5.331cm">
          <text:p/>
        </draw:line>
        <draw:line draw:style-name="gr2" draw:text-style-name="P1" draw:layer="layout" svg:x1="11.37cm" svg:y1="4.193cm" svg:x2="10.57cm" svg:y2="4.183cm">
          <text:p/>
        </draw:line>
        <draw:line draw:style-name="gr3" draw:text-style-name="P1" draw:layer="layout" svg:x1="9.37cm" svg:y1="4.168cm" svg:x2="10.67cm" svg:y2="4.184cm">
          <text:p/>
        </draw:line>
        <draw:line draw:style-name="gr3" draw:text-style-name="P1" draw:layer="layout" svg:x1="11.369cm" svg:y1="4.192cm" svg:x2="11.362cm" svg:y2="4.792cm">
          <text:p/>
        </draw:line>
        <draw:line draw:style-name="gr3" draw:text-style-name="P1" draw:layer="layout" svg:x1="11.362cm" svg:y1="4.793cm" svg:x2="9.362cm" svg:y2="4.768cm">
          <text:p/>
        </draw:line>
        <draw:line draw:style-name="gr2" draw:text-style-name="P1" draw:layer="layout" svg:x1="9.28cm" svg:y1="10.122cm" svg:x2="10.08cm" svg:y2="10.122cm">
          <text:p/>
        </draw:line>
        <draw:line draw:style-name="gr3" draw:text-style-name="P1" draw:layer="layout" svg:x1="11.28cm" svg:y1="10.122cm" svg:x2="9.98cm" svg:y2="10.122cm">
          <text:p/>
        </draw:line>
        <draw:line draw:style-name="gr3" draw:text-style-name="P1" draw:layer="layout" svg:x1="9.28cm" svg:y1="10.122cm" svg:x2="9.28cm" svg:y2="10.722cm">
          <text:p/>
        </draw:line>
        <draw:line draw:style-name="gr3" draw:text-style-name="P1" draw:layer="layout" svg:x1="9.28cm" svg:y1="10.722cm" svg:x2="11.28cm" svg:y2="10.722cm">
          <text:p/>
        </draw:line>
        <draw:line draw:style-name="gr2" draw:text-style-name="P1" draw:layer="layout" svg:x1="4.793cm" svg:y1="11.335cm" svg:x2="4.803cm" svg:y2="10.535cm">
          <text:p/>
        </draw:line>
        <draw:line draw:style-name="gr3" draw:text-style-name="P1" draw:layer="layout" svg:x1="4.817cm" svg:y1="9.335cm" svg:x2="4.801cm" svg:y2="10.635cm">
          <text:p/>
        </draw:line>
        <draw:line draw:style-name="gr3" draw:text-style-name="P1" draw:layer="layout" svg:x1="4.793cm" svg:y1="11.334cm" svg:x2="4.193cm" svg:y2="11.327cm">
          <text:p/>
        </draw:line>
        <draw:line draw:style-name="gr3" draw:text-style-name="P1" draw:layer="layout" svg:x1="4.193cm" svg:y1="11.327cm" svg:x2="4.218cm" svg:y2="9.327cm">
          <text:p/>
        </draw:line>
        <draw:frame draw:style-name="gr4" draw:layer="layout" svg:width="2.151cm" svg:height="1.063cm" svg:x="3.554cm" svg:y="1.965cm">
          <draw:text-box>
            <text:p>North</text:p>
          </draw:text-box>
        </draw:frame>
        <draw:frame draw:style-name="gr4" draw:layer="layout" svg:width="1.872cm" svg:height="1.063cm" svg:x="9.525cm" svg:y="1.89cm">
          <draw:text-box>
            <text:p>East</text:p>
          </draw:text-box>
        </draw:frame>
        <draw:frame draw:style-name="gr4" draw:layer="layout" svg:width="2.257cm" svg:height="1.063cm" svg:x="3.327cm" svg:y="7.635cm">
          <draw:text-box>
            <text:p>South</text:p>
          </draw:text-box>
        </draw:frame>
        <draw:frame draw:style-name="gr4" draw:layer="layout" svg:width="2.037cm" svg:height="1.063cm" svg:x="9.412cm" svg:y="7.673cm">
          <draw:text-box>
            <text:p>W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20:54:09.173000000</meta:creation-date>
    <dc:date>2014-04-23T21:00:49.548000000</dc:date>
    <meta:editing-duration>P0D</meta:editing-duration>
    <meta:editing-cycles>1</meta:editing-cycles>
    <meta:document-statistic meta:object-count="25"/>
    <meta:generator>LibreOffice/4.1.3.2$Windows_x86 LibreOffice_project/70feb7d99726f064edab4605a8ab840c50ec57a</meta:generator>
  </office:meta>
</office:document-meta>
</file>